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3cm" style:rel-column-width="32758*"/>
    </style:style>
    <style:style style:name="Tableau1.B" style:family="table-column">
      <style:table-column-properties style:column-width="1.212cm" style:rel-column-width="3898*"/>
    </style:style>
    <style:style style:name="Tableau1.C" style:family="table-column">
      <style:table-column-properties style:column-width="4.604cm" style:rel-column-width="14810*"/>
    </style:style>
    <style:style style:name="Tableau1.D" style:family="table-column">
      <style:table-column-properties style:column-width="4.373cm" style:rel-column-width="14069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B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1.3pt solid #000000" fo:border-top="none" fo:border-bottom="2.5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87b0a4" officeooo:paragraph-rsid="0087b0a4" style:font-size-asian="14pt" style:font-style-asian="normal" style:font-weight-asian="bold" style:font-size-complex="14pt" style:font-weight-complex="bold"/>
    </style:style>
    <style:style style:name="P4" style:family="paragraph" style:parent-style-name="Standard">
      <style:text-properties officeooo:paragraph-rsid="00812ca7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10pt" officeooo:rsid="0087641b" officeooo:paragraph-rsid="0087641b" style:font-size-asian="10pt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812ca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886492" officeooo:paragraph-rsid="00886492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89d5d4" officeooo:paragraph-rsid="0089d5d4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8c924e" officeooo:paragraph-rsid="008c924e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8e13e5" officeooo:paragraph-rsid="008e13e5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8e1f55" officeooo:paragraph-rsid="008e1f55" style:font-size-asian="12.6000003814697pt" style:font-weight-asian="normal" style:font-size-complex="14.3999996185303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8f4854" officeooo:paragraph-rsid="008f4854" style:font-size-asian="12.6000003814697pt" style:font-weight-asian="normal" style:font-size-complex="14.3999996185303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bbeb4" officeooo:paragraph-rsid="00812ca7" style:font-size-asian="12.6000003814697pt" style:font-weight-asian="bold" style:font-size-complex="14.399999618530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c8f0e" officeooo:paragraph-rsid="00812ca7" style:font-size-asian="12.6000003814697pt" style:font-weight-asian="bold" style:font-size-complex="14.399999618530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f2542" officeooo:paragraph-rsid="00812ca7" style:font-size-asian="12.6000003814697pt" style:font-weight-asian="bold" style:font-size-complex="14.399999618530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2403a" officeooo:paragraph-rsid="00812ca7" style:font-size-asian="12.6000003814697pt" style:font-weight-asian="bold" style:font-size-complex="14.399999618530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52816" officeooo:paragraph-rsid="00812ca7" style:font-size-asian="12.6000003814697pt" style:font-weight-asian="bold" style:font-size-complex="14.399999618530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775d6" officeooo:paragraph-rsid="00812ca7" style:font-size-asian="12.6000003814697pt" style:font-weight-asian="bold" style:font-size-complex="14.3999996185303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3bce7" officeooo:paragraph-rsid="00812ca7" style:font-size-asian="12.6000003814697pt" style:font-weight-asian="bold" style:font-size-complex="14.3999996185303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e1f55" officeooo:paragraph-rsid="008e1f55" style:font-size-asian="12.6000003814697pt" style:font-weight-asian="bold" style:font-size-complex="14.3999996185303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fcc91" officeooo:paragraph-rsid="008fcc91" style:font-size-asian="12.6000003814697pt" style:font-weight-asian="bold" style:font-size-complex="14.3999996185303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24a3b" officeooo:paragraph-rsid="0094cb6d" style:font-size-asian="12.6000003814697pt" style:font-weight-asian="bold" style:font-size-complex="14.3999996185303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6cb69" officeooo:paragraph-rsid="0096cb69" style:font-size-asian="12.6000003814697pt" style:font-weight-asian="bold" style:font-size-complex="14.3999996185303pt" style:font-weight-complex="bold"/>
    </style:style>
    <style:style style:name="T1" style:family="text">
      <style:text-properties officeooo:rsid="00873b8d"/>
    </style:style>
    <style:style style:name="T2" style:family="text">
      <style:text-properties officeooo:rsid="008b19e9"/>
    </style:style>
    <style:style style:name="T3" style:family="text">
      <style:text-properties officeooo:rsid="008fd593"/>
    </style:style>
    <style:style style:name="T4" style:family="text">
      <style:text-properties officeooo:rsid="00931bfd"/>
    </style:style>
    <style:style style:name="T5" style:family="text">
      <style:text-properties officeooo:rsid="00932937"/>
    </style:style>
    <style:style style:name="T6" style:family="text">
      <style:text-properties officeooo:rsid="0094cb6d"/>
    </style:style>
    <style:style style:name="T7" style:family="text">
      <style:text-properties officeooo:rsid="0097f8d1"/>
    </style:style>
    <style:style style:name="T8" style:family="text">
      <style:text-properties officeooo:rsid="0099967c"/>
    </style:style>
    <style:style style:name="T9" style:family="text">
      <style:text-properties officeooo:rsid="009ab748"/>
    </style:style>
    <style:style style:name="T10" style:family="text">
      <style:text-properties officeooo:rsid="009af9a1"/>
    </style:style>
    <style:style style:name="T11" style:family="text">
      <style:text-properties officeooo:rsid="009b4b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611475671584">
          <table:table-cell table:style-name="Tableau1.A1" table:number-columns-spanned="4" office:value-type="string">
            <text:p text:style-name="P8">Activité <text:span text:style-name="T1">méthode de Loci</text:span> </text:p>
          </table:table-cell>
          <table:covered-table-cell/>
          <table:covered-table-cell/>
          <table:covered-table-cell/>
        </table:table-row>
        <table:table-row table:style-name="TableLine94611476130288">
          <table:table-cell table:style-name="Tableau1.A2" office:value-type="string">
            <text:p text:style-name="P2">Objectifs :</text:p>
            <text:p text:style-name="P5">acquérir les clés de la mémoire</text:p>
          </table:table-cell>
          <table:table-cell table:style-name="Tableau1.B2" table:number-columns-spanned="3" office:value-type="string">
            <text:p text:style-name="P1">Durée :</text:p>
            <text:p text:style-name="P3">30min à 1heure</text:p>
          </table:table-cell>
          <table:covered-table-cell/>
          <table:covered-table-cell/>
        </table:table-row>
        <table:table-row table:style-name="TableLine94611476226160">
          <table:table-cell table:style-name="Tableau1.A3" table:number-columns-spanned="4" office:value-type="string">
            <text:p text:style-name="P6">Matériel</text:p>
          </table:table-cell>
          <table:covered-table-cell/>
          <table:covered-table-cell/>
          <table:covered-table-cell/>
        </table:table-row>
        <table:table-row table:style-name="TableLine94611476226912">
          <table:table-cell table:style-name="Tableau1.A4" table:number-columns-spanned="4" office:value-type="string">
            <text:p text:style-name="P9">Fiche méthode.pdf</text:p>
            <text:p text:style-name="P10">2 listes de <text:span text:style-name="T2">16 </text:span>mots</text:p>
          </table:table-cell>
          <table:covered-table-cell/>
          <table:covered-table-cell/>
          <table:covered-table-cell/>
        </table:table-row>
        <table:table-row table:style-name="TableLine94611476227888">
          <table:table-cell table:style-name="Tableau1.A5" table:number-columns-spanned="4" office:value-type="string">
            <text:p text:style-name="P7">déroulement de la séance</text:p>
          </table:table-cell>
          <table:covered-table-cell/>
          <table:covered-table-cell/>
          <table:covered-table-cell/>
        </table:table-row>
        <table:table-row table:style-name="TableLine94611476229072">
          <table:table-cell table:style-name="Tableau1.A6" table:number-columns-spanned="2" office:value-type="string">
            <text:p text:style-name="P15">Déroulement</text:p>
          </table:table-cell>
          <table:covered-table-cell/>
          <table:table-cell table:style-name="Tableau1.C6" office:value-type="string">
            <text:p text:style-name="P15">Modalité</text:p>
          </table:table-cell>
          <table:table-cell table:style-name="Tableau1.D6" office:value-type="string">
            <text:p text:style-name="P15">Temps</text:p>
          </table:table-cell>
        </table:table-row>
        <table:table-row table:style-name="TableLine94611476231504">
          <table:table-cell table:style-name="Tableau1.A11" table:number-columns-spanned="2" office:value-type="string">
            <text:p text:style-name="P11">Débattre de l'utilité de se souvenir facilement de chose</text:p>
          </table:table-cell>
          <table:covered-table-cell/>
          <table:table-cell table:style-name="Tableau1.C7" office:value-type="string">
            <text:p text:style-name="P22"/>
          </table:table-cell>
          <table:table-cell table:style-name="Tableau1.D7" office:value-type="string">
            <text:p text:style-name="P16"/>
          </table:table-cell>
        </table:table-row>
        <table:table-row table:style-name="TableLine94611476234160">
          <table:table-cell table:style-name="Tableau1.A11" table:number-columns-spanned="2" office:value-type="string">
            <text:p text:style-name="P12">Discuter des méthodes/difficultés des élèves pour retenir</text:p>
            <text:p text:style-name="P14">Annoncer qu'on va apprendre une technique de mémorisation </text:p>
          </table:table-cell>
          <table:covered-table-cell/>
          <table:table-cell table:style-name="Tableau1.C7" office:value-type="string">
            <text:p text:style-name="P22"/>
          </table:table-cell>
          <table:table-cell table:style-name="Tableau1.D8" office:value-type="string">
            <text:p text:style-name="P17"/>
          </table:table-cell>
        </table:table-row>
        <table:table-row table:style-name="TableLine94611476235696">
          <table:table-cell table:style-name="Tableau1.A11" table:number-columns-spanned="2" office:value-type="string">
            <text:p text:style-name="P24">Expérimenter sans la méthode</text:p>
          </table:table-cell>
          <table:covered-table-cell/>
          <table:table-cell table:style-name="Tableau1.C7" office:value-type="string">
            <text:p text:style-name="P18"/>
          </table:table-cell>
          <table:table-cell table:style-name="Tableau1.D11" office:value-type="string">
            <text:p text:style-name="P19"/>
          </table:table-cell>
        </table:table-row>
        <table:table-row table:style-name="TableLine94611476237424">
          <table:table-cell table:style-name="Tableau1.A10" table:number-columns-spanned="4" office:value-type="string">
            <text:p text:style-name="P25">Chant, fleur, bocal, chat, chaise, blessure, arbre, <text:span text:style-name="T4">sel,</text:span></text:p>
            <text:p text:style-name="P25"><text:span text:style-name="T5">ampoule, grenouille, épée, dictionnaire, </text:span><text:span text:style-name="T6">attention, tourbillon, Accord, Date</text:span></text:p>
          </table:table-cell>
          <table:covered-table-cell/>
          <table:covered-table-cell/>
          <table:covered-table-cell/>
        </table:table-row>
        <table:table-row table:style-name="TableLine94611476238736">
          <table:table-cell table:style-name="Tableau1.A11" table:number-columns-spanned="2" office:value-type="string">
            <text:p text:style-name="P23">Présentez la méthode des lieux</text:p>
          </table:table-cell>
          <table:covered-table-cell/>
          <table:table-cell table:style-name="Tableau1.C7" office:value-type="string">
            <text:p text:style-name="P18"/>
          </table:table-cell>
          <table:table-cell table:style-name="Tableau1.D11" office:value-type="string">
            <text:p text:style-name="P19"/>
          </table:table-cell>
        </table:table-row>
        <table:table-row table:style-name="TableLine94611476239552">
          <table:table-cell table:style-name="Tableau1.A13" table:number-columns-spanned="2" office:value-type="string">
            <text:p text:style-name="P13">Lire la méthode </text:p>
            <text:p text:style-name="P13">réexplication à haute voix</text:p>
          </table:table-cell>
          <table:covered-table-cell/>
          <table:table-cell table:style-name="Tableau1.C7" office:value-type="string">
            <text:p text:style-name="P20"/>
          </table:table-cell>
          <table:table-cell table:style-name="Tableau1.D12" office:value-type="string">
            <text:p text:style-name="P21"/>
          </table:table-cell>
        </table:table-row>
        <table:table-row table:style-name="TableLine94611476241648">
          <table:table-cell table:style-name="Tableau1.A13" table:number-columns-spanned="2" office:value-type="string">
            <text:p text:style-name="P13">Expérimenter <text:span text:style-name="T3">avec la</text:span> méthode</text:p>
          </table:table-cell>
          <table:covered-table-cell/>
          <table:table-cell table:style-name="Tableau1.C7" office:value-type="string">
            <text:p text:style-name="P15"/>
          </table:table-cell>
          <table:table-cell table:style-name="Tableau1.D13" office:value-type="string">
            <text:p text:style-name="P15"/>
          </table:table-cell>
        </table:table-row>
        <table:table-row table:style-name="TableLine94611476243184">
          <table:table-cell table:style-name="Tableau1.A14" table:number-columns-spanned="4" office:value-type="string">
            <text:p text:style-name="P26">Interne, Jeu, <text:span text:style-name="T7">poire</text:span>, réveil, <text:span text:style-name="T8">machoire</text:span>, caissier, <text:span text:style-name="T9">Saturne</text:span>, prince</text:p>
            <text:p text:style-name="P26">Lavage, <text:span text:style-name="T10">orque</text:span>, Conflit, gorge, Choc, <text:span text:style-name="T10">peinture</text:span>, <text:span text:style-name="T11">ongle</text:span>, philosophe</text:p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15M49S</meta:editing-duration>
    <meta:editing-cycles>66</meta:editing-cycles>
    <meta:generator>LibreOffice/7.0.6.2$Linux_X86_64 LibreOffice_project/00$Build-2</meta:generator>
    <meta:creation-date>2021-02-11T10:59:54.903285377</meta:creation-date>
    <meta:initial-creator>J Cercy</meta:initial-creator>
    <dc:date>2021-07-02T00:23:59.271313993</dc:date>
    <dc:creator>J Cercy</dc:creator>
    <meta:document-statistic meta:table-count="1" meta:image-count="0" meta:object-count="0" meta:page-count="1" meta:paragraph-count="24" meta:word-count="108" meta:character-count="739" meta:non-whitespace-character-count="652"/>
  </office:meta>
</office:document-meta>
</file>